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096216"/>
    </style:style>
    <style:style style:name="P2" style:family="paragraph" style:parent-style-name="Text_20_body" style:list-style-name="L1">
      <style:text-properties officeooo:paragraph-rsid="00096216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96216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rsid="000a12a6" officeooo:paragraph-rsid="000a12a6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rsid="000baa79" officeooo:paragraph-rsid="000baa79"/>
    </style:style>
    <style:style style:name="T1" style:family="text">
      <style:text-properties officeooo:rsid="00096216"/>
    </style:style>
    <style:style style:name="T2" style:family="text">
      <style:text-properties officeooo:rsid="000a12a6"/>
    </style:style>
    <style:style style:name="T3" style:family="text">
      <style:text-properties officeooo:rsid="000baa7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Strong_20_Emphasis">Minutes of Meet</text:span></text:h>
      <text:list xml:id="list6357046726335876739" text:style-name="L1">
        <text:list-item>
          <text:p text:style-name="P3"><text:span text:style-name="Strong_20_Emphasis">Time</text:span> : <text:span text:style-name="T3">4:00</text:span> <text:span text:style-name="T3">P</text:span>M - <text:span text:style-name="T3">4</text:span>:<text:span text:style-name="T2">30</text:span> <text:span text:style-name="T2">P</text:span>M </text:p>
        </text:list-item>
        <text:list-item>
          <text:p text:style-name="P3"><text:span text:style-name="Strong_20_Emphasis">Date</text:span> : <text:span text:style-name="T3">10t</text:span>h <text:span text:style-name="T3">October</text:span> 2014 </text:p>
        </text:list-item>
        <text:list-item>
          <text:p text:style-name="P3"><text:span text:style-name="Strong_20_Emphasis">Reason For Meet</text:span> : <text:span text:style-name="T1">Meeting with the TA</text:span> </text:p>
        </text:list-item>
        <text:list-item>
          <text:p text:style-name="P2"><text:span text:style-name="Strong_20_Emphasis">Tasks Assigned</text:span> : </text:p>
        </text:list-item>
      </text:list>
      <text:list xml:id="list2363440983958798194" text:style-name="L2">
        <text:list-item>
          <text:p text:style-name="P4"><text:span text:style-name="T3">Showed the progress of the project to our TA before R1</text:span>. </text:p>
        </text:list-item>
        <text:list-item>
          <text:p text:style-name="P4">Discussed some m<text:span text:style-name="T3">inor</text:span> changes in the project <text:span text:style-name="T3">to be made before R1</text:span>.</text:p>
        </text:list-item>
        <text:list-item>
          <text:p text:style-name="P5">Discussed about the roles assigned to everyone and the workd done by every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0:47:24.753599082</meta:creation-date>
    <dc:date>2014-11-11T21:07:29.143687496</dc:date>
    <meta:editing-duration>P0D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8" meta:word-count="69" meta:character-count="329" meta:non-whitespace-character-count="270"/>
  </office:meta>
</office:document-meta>
</file>